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374cm"/>
    </style:style>
    <style:style style:name="Tabella4.B" style:family="table-column">
      <style:table-column-properties style:column-width="14.873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8.624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8pt" style:font-size-asian="8pt" style:font-size-complex="8pt"/>
    </style:style>
    <style:style style:name="P4" style:family="paragraph" style:parent-style-name="Normale">
      <style:paragraph-properties fo:text-align="justify" style:justify-single-word="false"/>
      <style:text-properties fo:font-size="8pt" style:font-size-asian="8pt" style:font-size-complex="8pt"/>
    </style:style>
    <style:style style:name="P5" style:family="paragraph" style:parent-style-name="Normale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Normale">
      <style:text-properties fo:font-size="11pt" style:font-size-asian="11pt" style:font-size-complex="11pt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8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paragraph-properties fo:break-before="page"/>
      <style:text-properties fo:font-size="11pt" style:font-size-asian="11pt" style:font-size-complex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4" style:family="paragraph" style:parent-style-name="Corpo_20_del_20_testo">
      <style:text-properties style:font-name="Times New Roman" fo:font-size="8pt" style:font-size-asian="8pt" style:font-name-complex="Times New Roman" style:font-size-complex="8pt"/>
    </style:style>
    <style:style style:name="P15" style:family="paragraph" style:parent-style-name="Rientro_20_corpo_20_del_20_testo">
      <style:paragraph-properties fo:margin-left="0cm" fo:margin-right="0cm" fo:text-indent="0cm" style:auto-text-indent="false"/>
    </style:style>
    <style:style style:name="P16" style:family="paragraph" style:parent-style-name="Rientro_20_corpo_20_del_20_testo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17" style:family="paragraph" style:parent-style-name="Rientro_20_corpo_20_del_20_testo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18" style:family="paragraph" style:parent-style-name="Rientro_20_corpo_20_del_20_testo">
      <style:text-properties fo:font-size="8pt" fo:font-weight="normal" style:font-size-asian="8pt" style:font-weight-asian="normal" style:font-size-complex="8pt"/>
    </style:style>
    <style:style style:name="P19" style:family="paragraph" style:parent-style-name="Normale">
      <style:paragraph-properties fo:text-align="center" style:justify-single-word="false"/>
      <style:text-properties fo:font-size="11pt" officeooo:rsid="000f958f" officeooo:paragraph-rsid="000f958f" style:font-size-asian="11pt" style:font-size-complex="11pt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0f958f" style:font-size-asian="11pt" style:font-weight-asian="bold" style:font-size-complex="11pt"/>
    </style:style>
    <style:style style:name="P2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f958f" officeooo:paragraph-rsid="000f958f" style:font-size-asian="11pt" style:font-weight-asian="bold" style:font-size-complex="11pt"/>
    </style:style>
    <style:style style:name="P22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P2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officeooo:rsid="0012b2e5" officeooo:paragraph-rsid="0012b2e5" style:font-size-asian="11pt" style:font-size-complex="11pt"/>
    </style:style>
    <style:style style:name="P24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25" style:family="paragraph">
      <style:paragraph-properties fo:text-align="justify"/>
    </style:style>
    <style:style style:name="P26" style:family="paragraph">
      <style:paragraph-properties fo:margin-left="9.991cm" fo:margin-right="0cm" fo:text-align="justify" fo:text-indent="0cm">
        <style:tab-stops/>
      </style:paragraph-properties>
    </style:style>
    <style:style style:name="P27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officeooo:rsid="000f958f"/>
    </style:style>
    <style:style style:name="T9" style:family="text">
      <style:text-properties style:font-name="Arial" fo:font-size="22pt" fo:font-weight="bold" style:font-size-asian="22pt" style:font-weight-asian="bold"/>
    </style:style>
    <style:style style:name="T10" style:family="text">
      <style:text-properties fo:font-size="16pt" fo:font-style="italic" style:font-size-asian="16pt" style:font-style-asian="italic" style:font-size-complex="1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12">Protocollo n.</text:p>
          </table:table-cell>
          <table:table-cell table:style-name="Tabella2.A1" office:value-type="string">
            <text:p text:style-name="P6">Savona, 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6">Rifer. a nota n. [numero] del 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Al Sig. [richiedenti.nominativo;block=tbs:row]</text:p>
            <text:p text:style-name="P21">[richiedenti.indirizzo]</text:p>
            <text:p text:style-name="P21">[richiedenti.cap] [richiedenti.comune] ([richiedenti.prov])</text:p>
            <text:p text:style-name="P20"/>
          </table:table-cell>
        </table:table-row>
        <table:table-row>
          <table:table-cell table:style-name="Tabella3.A1" office:value-type="string">
            <text:p text:style-name="P6">Allegati: //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21">[progettisti.nominativo;block=tbs:row]</text:p>
            <text:p text:style-name="P21">[progettisti.indirizzo]</text:p>
            <text:p text:style-name="P21">[progettisti.cap] [progettisti.comune] ([progettisti.prov])</text:p>
            <text:p text:style-name="P21"/>
          </table:table-cell>
        </table:table-row>
      </table:table>
      <text:p text:style-name="P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Oggett<text:span text:style-name="T8">o</text:span>:</text:p>
          </table:table-cell>
          <table:table-cell table:style-name="Tabella4.A1" office:value-type="string">
            <text:p text:style-name="P11">Permesso di costruire richiesto con istanza presentata in data [onload.data_presentazione] recepita in atti [onload.data_presentazione] al prot. [protocollo] del [data_protocollo] riguardante [oggetto] presso l’immobile sito in Savona, [ubicazione].</text:p>
            <text:p text:style-name="P1"><text:span text:style-name="Car._20_predefinito_20_paragrafo"><text:span text:style-name="T7">Comunicazione del responsabile del procedimento</text:span></text:span></text:p>
          </table:table-cell>
        </table:table-row>
      </table:table>
      <text:p text:style-name="P13"/>
      <text:p text:style-name="P23">In riferimento alla richiesta di cui all'oggetto ed ai sensi dell'art. 7 della Legge 7 agosto 1990, n°241, Le comunico che il responsabile del procedimento è il geom. Ivo Maffioli mentre il [onload.istruttore_tecnico] è l'istruttore tecnico al quale Lei potrà rivolgersi, nell'orario di ricevimento, per avere informazioni in merito alla richiesta da Lei presentata.</text:p>
      <text:p text:style-name="P13"/>
      <text:p text:style-name="P13">Distinti saluti.</text:p>
      <text:p text:style-name="P13"/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9">Il responsabile del Servizio Edilizia Privata</text:p>
            <text:p text:style-name="P9">geom. Ivo Maffioli</text:p>
          </table:table-cell>
        </table:table-row>
        <table:table-row>
          <table:table-cell table:style-name="Tabella5.A1" office:value-type="string">
            <text:p text:style-name="P9">L’istruttore tecnico</text:p>
            <text:p text:style-name="P19">[onload.istruttore_tecnico]</text:p>
          </table:table-cell>
          <table:table-cell table:style-name="Tabella5.A1" office:value-type="string">
            <text:p text:style-name="P9"/>
          </table:table-cell>
        </table:table-row>
      </table:table>
      <text:p text:style-name="P6"/>
      <text:h text:style-name="P24" text:outline-level="1">Informativa ai sensi dell’articolo 13 del D.Lgs 30 giugno 2003 n.196</text:h>
      <text:p text:style-name="P1"><text:span text:style-name="Car._20_predefinito_20_paragrafo"><text:span text:style-name="T5">Il D.Lgs 30 giugno 2003 n.196, </text:span></text:span><text:span text:style-name="Car._20_predefinito_20_paragrafo"><text:span text:style-name="T3">Codice in materia di protezione dei dati personali</text:span></text:span><text:span text:style-name="Car._20_predefinito_20_paragrafo"><text:span text:style-name="T5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span></text:p>
      <text:p text:style-name="P4"/>
      <text:p text:style-name="P5">Finalità del trattamento.</text:p>
      <text:p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5"/>
      <text:p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5"/>
      <text:p>Gli stessi dati possono altresì essere comunicati a privati o enti pubblici economici qualora ciò sia previsto da una norma di legge o di regolamento.</text:p>
      <text:p/>
      <text:p>Dati personali.</text:p>
      <text:p>I dati richiesti devono essere indicati obbligatoriamente onde rendere possibile l’istruttoria dell’istanza di permesso di costruire.</text:p>
      <text:p>Il rifiuto di fornire i dati richiesti comporterà l’impossibilità di dare seguito alla Sua domanda.</text:p>
      <text:p/>
      <text:p>Modalità di trattamento.</text:p>
      <text:p>I dati verranno trattati con modalità prevalentemente informatizzate e con logiche pienamente rispondenti alle finalità da perseguire anche mediante:</text:p>
      <text:p>- verifiche dei dati esposti nella domanda e documentazione allegata con altri dati in possesso del Comune di Savona;</text:p>
      <text:p>- verifiche dei dati contenuti nella domanda e nella documentazione allegata con i dati in possesso di altri organismi.</text:p>
      <text:p><text:soft-page-break/></text:p>
      <text:p>Titolari del trattamento.</text:p>
      <text:p><text:span text:style-name="Car._20_predefinito_20_paragrafo"><text:span text:style-name="T6">Il Comune di Savona assume la qualifica </text:span></text:span><text:span text:style-name="Car._20_predefinito_20_paragrafo"><text:span text:style-name="T4">di titolare del trattamento dei dati personali</text:span></text:span><text:span text:style-name="Car._20_predefinito_20_paragrafo"><text:span text:style-name="T6">.</text:span></text:span></text:p>
      <text:p>Il responsabile del trattamento dei dati personali è il Direttore del Settore Pianificazione Territoriale, Arch. Giovanna Macario</text:p>
      <text:p/>
      <text:p>Diritti dell’interessato.</text:p>
      <text:p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/>
      <text:p>Consenso.</text:p>
      <text:p>Il Comune di Savona, in quanto soggetto pubblico, non deve acquisire il consenso degli interessati per poter trattare i loro dati personali.</text:p>
      <text:p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cm"/>
    </style:style>
    <style:style style:name="Tabella1.B" style:family="table-column">
      <style:table-column-properties style:column-width="5.251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tyle="italic" officeooo:rsid="000f958f" officeooo:paragraph-rsid="000f958f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Settore: </text:p>
            </table:table-cell>
            <table:table-cell table:style-name="Tabella1.B1" office:value-type="string">
              <text:p text:style-name="MP4">Pianificazione Territoriale</text:p>
            </table:table-cell>
            <table:table-cell table:style-name="Tabella1.B1" office:value-type="string">
              <text:p text:style-name="MP4">Dirigente:</text:p>
            </table:table-cell>
            <table:table-cell table:style-name="Tabella1.D1" office:value-type="string">
              <text:p text:style-name="MP4">Arch. GiovannaMacario </text:p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Edilizia privata</text:span></text:span></text:p>
            </table:table-cell>
            <table:table-cell table:style-name="Tabella1.B2" office:value-type="string">
              <text:p text:style-name="MP4">Responsabile del <text:s/>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/>- <text:s text:c="2"/>17100 Savona</text:p>
            </table:table-cell>
            <table:table-cell table:style-name="Tabella1.B2" office:value-type="string">
              <text:p text:style-name="MP4">Istruttore tecnico:</text:p>
            </table:table-cell>
            <table:table-cell table:style-name="Tabella1.D2" office:value-type="string">
              <text:p text:style-name="MP6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tel.019-8310291/294/671/363/364</text:p>
              <text:p text:style-name="MP4">telefax 019-8310356</text:p>
            </table:table-cell>
            <table:table-cell table:style-name="Tabella1.B2" office:value-type="string">
              <text:p text:style-name="MP4">Ufficio per visione atti:</text:p>
              <text:p text:style-name="MP4">Orario:</text:p>
            </table:table-cell>
            <table:table-cell table:style-name="Tabella1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>
            <table:table-cell table:style-name="Tabella1.A5" office:value-type="string">
              <text:p text:style-name="MP4"/>
            </table:table-cell>
            <table:table-cell table:style-name="Tabella1.B5" office:value-type="string">
              <text:p text:style-name="MP4"/>
            </table:table-cell>
            <table:table-cell table:style-name="Tabella1.B5" office:value-type="string">
              <text:p text:style-name="MP4">Data avvio procedimento:</text:p>
            </table:table-cell>
            <table:table-cell table:style-name="Tabella1.D5" office:value-type="string">
              <text:p text:style-name="MP6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17:00Z</meta:creation-date>
    <dc:date>2014-01-30T12:31:37.113000000</dc:date>
    <meta:print-date>2000-06-01T13:30:00Z</meta:print-date>
    <meta:editing-cycles>5</meta:editing-cycles>
    <meta:editing-duration>PT10M22S</meta:editing-duration>
    <meta:document-statistic meta:table-count="5" meta:image-count="0" meta:object-count="1" meta:page-count="2" meta:paragraph-count="60" meta:word-count="555" meta:character-count="4178" meta:non-whitespace-character-count="3671"/>
    <meta:template xlink:type="simple" xlink:actuate="onRequest" xlink:title="" xlink:href="avvioprocedimento.dot"/>
  </office:meta>
</office:document-meta>
</file>